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5.4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56mm"/>
    </style:style>
    <style:style style:name="co4" style:family="table-column">
      <style:table-column-properties fo:break-before="auto" style:column-width="55.39mm"/>
    </style:style>
    <style:style style:name="co5" style:family="table-column">
      <style:table-column-properties fo:break-before="auto" style:column-width="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cheology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kenny.brophy@glasgow.ac.uk</text:p>
          </table:table-cell>
          <table:table-cell table:style-name="ce7" office:value-type="string" calcext:value-type="string">
            <text:p>Kenny</text:p>
          </table:table-cell>
          <table:table-cell table:style-name="ce7" office:value-type="string" calcext:value-type="string">
            <text:p>Brophy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onours Conveno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<text:a xlink:href="mailto:Gareth.Beale@glasgow.ac.uk" xlink:type="simple">Gareth.Beale@glasgow.ac.uk</text:a></text:p>
          </table:table-cell>
          <table:table-cell table:style-name="Default" office:value-type="string" calcext:value-type="string">
            <text:p>Gareth</text:p>
          </table:table-cell>
          <table:table-cell table:style-name="Default" office:value-type="string" calcext:value-type="string">
            <text:p>Beale</text:p>
          </table:table-cell>
          <table:table-cell table:style-name="Default" office:value-type="string" calcext:value-type="string">
            <text:p>Dr</text:p>
          </table:table-cell>
          <table:table-cell table:style-name="Default" office:value-type="string" calcext:value-type="string">
            <text:p>Level 1 Scottish Archeology Conveno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<text:a xlink:href="mailto:Michael.Given@glasgow.ac.uk" xlink:type="simple">Michael.Given@glasgow.ac.uk</text:a></text:p>
          </table:table-cell>
          <table:table-cell table:style-name="Default" office:value-type="string" calcext:value-type="string">
            <text:p>Michael</text:p>
          </table:table-cell>
          <table:table-cell table:style-name="Default" office:value-type="string" calcext:value-type="string">
            <text:p>Given</text:p>
          </table:table-cell>
          <table:table-cell table:style-name="Default" office:value-type="string" calcext:value-type="string">
            <text:p>Dr</text:p>
          </table:table-cell>
          <table:table-cell table:style-name="Default" office:value-type="string" calcext:value-type="string">
            <text:p>Level 1 Modern Archeology Conven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Rebecca.Younger@glasgow.ac.uk" xlink:type="simple">Rebecca.Younger@glasgow.ac.uk</text:a></text:p>
          </table:table-cell>
          <table:table-cell table:style-name="ce7" office:value-type="string" calcext:value-type="string">
            <text:p>Rebecca</text:p>
          </table:table-cell>
          <table:table-cell table:style-name="ce7" office:value-type="string" calcext:value-type="string">
            <text:p>Younge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Level 2 Archeology Conven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Rachel.Opitz@glasgow.ac.uk" xlink:type="simple">Rachel.Opitz@glasgow.ac.uk</text:a></text:p>
          </table:table-cell>
          <table:table-cell table:style-name="ce7" office:value-type="string" calcext:value-type="string">
            <text:p>Rachel</text:p>
          </table:table-cell>
          <table:table-cell table:style-name="ce7" office:value-type="string" calcext:value-type="string">
            <text:p>Opitz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Taught Archeological Postgraduate Conven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Stephen.Driscoll@glasgow.ac.uk" xlink:type="simple">Stephen.Driscoll@glasgow.ac.uk</text:a></text:p>
          </table:table-cell>
          <table:table-cell table:style-name="ce7" office:value-type="string" calcext:value-type="string">
            <text:p>Stephen</text:p>
          </table:table-cell>
          <table:table-cell table:style-name="ce7" office:value-type="string" calcext:value-type="string">
            <text:p>Driscoll</text:p>
          </table:table-cell>
          <table:table-cell table:style-name="ce7" office:value-type="string" calcext:value-type="string">
            <text:p>Professor</text:p>
          </table:table-cell>
          <table:table-cell table:style-name="ce7" office:value-type="string" calcext:value-type="string">
            <text:p>Research Archeological Postgraduate Convenor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mistry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Hans.Senn@glasgow.ac.uk</text:p>
          </table:table-cell>
          <table:table-cell table:style-name="ce7" office:value-type="string" calcext:value-type="string">
            <text:p>Hans</text:p>
          </table:table-cell>
          <table:table-cell table:style-name="ce7" office:value-type="string" calcext:value-type="string">
            <text:p>Sen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1 Course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Daniel.Price@glasgow.ac.uk" xlink:type="simple">Daniel.Price@glasgow.ac.uk</text:a></text:p>
          </table:table-cell>
          <table:table-cell table:style-name="ce7" office:value-type="string" calcext:value-type="string">
            <text:p>Daniel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2 Course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aralampos.Moiras@glasgow.ac.uk</text:p>
          </table:table-cell>
          <table:table-cell table:style-name="ce7" office:value-type="string" calcext:value-type="string">
            <text:p>Haralampos</text:p>
          </table:table-cell>
          <table:table-cell table:style-name="ce7" office:value-type="string" calcext:value-type="string">
            <text:p>Moira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3/Chemical Studies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rian.Lapthorn@glasgow.ac.uk</text:p>
          </table:table-cell>
          <table:table-cell table:style-name="ce7" office:value-type="string" calcext:value-type="string">
            <text:p>Adrian</text:p>
          </table:table-cell>
          <table:table-cell table:style-name="ce7" office:value-type="string" calcext:value-type="string">
            <text:p>Lapthor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Science Fundamentals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Linnea.Soler@glasgow.ac.uk" xlink:type="simple">Linnea.Soler@glasgow.ac.uk</text:a></text:p>
          </table:table-cell>
          <table:table-cell table:style-name="ce7" office:value-type="string" calcext:value-type="string">
            <text:p>Linnea</text:p>
          </table:table-cell>
          <table:table-cell table:style-name="ce7" office:value-type="string" calcext:value-type="string">
            <text:p>Sole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4 Class Head</text:p>
          </table:table-cell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gineering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ian.taylor@glasgow.ac.uk" xlink:type="simple">ian.taylor@glasgow.ac.uk</text:a></text:p>
          </table:table-cell>
          <table:table-cell table:style-name="ce7" office:value-type="string" calcext:value-type="string">
            <text:p>Ian</text:p>
          </table:table-cell>
          <table:table-cell table:style-name="ce7" office:value-type="string" calcext:value-type="string">
            <text:p>Taylo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Aerospace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henrik.gollee@glasgow.ac.uk" xlink:type="simple">henrik.gollee@glasgow.ac.uk</text:a></text:p>
          </table:table-cell>
          <table:table-cell table:style-name="ce7" office:value-type="string" calcext:value-type="string">
            <text:p>Henrik</text:p>
          </table:table-cell>
          <table:table-cell table:style-name="ce7" office:value-type="string" calcext:value-type="string">
            <text:p>Golle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Biomedical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fiona.bradley@glasgow.ac.uk" xlink:type="simple">fiona.bradley@glasgow.ac.uk</text:a></text:p>
          </table:table-cell>
          <table:table-cell table:style-name="ce7" office:value-type="string" calcext:value-type="string">
            <text:p>Fiona</text:p>
          </table:table-cell>
          <table:table-cell table:style-name="ce7" office:value-type="string" calcext:value-type="string">
            <text:p>Bradley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Head of Civil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euan.mcgookin@glasgow.ac.uk" xlink:type="simple">euan.mcgookin@glasgow.ac.uk</text:a></text:p>
          </table:table-cell>
          <table:table-cell table:style-name="ce7" office:value-type="string" calcext:value-type="string">
            <text:p>Euan</text:p>
          </table:table-cell>
          <table:table-cell table:style-name="ce7" office:value-type="string" calcext:value-type="string">
            <text:p>McGooki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Electronics and Electrical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donald.ballance@glasgow.ac.uk" xlink:type="simple">donald.ballance@glasgow.ac.uk</text:a></text:p>
          </table:table-cell>
          <table:table-cell table:style-name="ce7" office:value-type="string" calcext:value-type="string">
            <text:p>Donald</text:p>
          </table:table-cell>
          <table:table-cell table:style-name="ce7" office:value-type="string" calcext:value-type="string">
            <text:p>Ballanc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echanical Engineering</text:p>
          </table:table-cell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ematics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ristian.Voigt@glasgow.ac.uk</text:p>
          </table:table-cell>
          <table:table-cell table:style-name="ce7" office:value-type="string" calcext:value-type="string">
            <text:p>Christian</text:p>
          </table:table-cell>
          <table:table-cell table:style-name="ce7" office:value-type="string" calcext:value-type="string">
            <text:p>Voigt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athematics Level 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sha.feigin@glasgow.ac.uk</text:p>
          </table:table-cell>
          <table:table-cell table:style-name="ce7" office:value-type="string" calcext:value-type="string">
            <text:p>Misha</text:p>
          </table:table-cell>
          <table:table-cell table:style-name="ce7" office:value-type="string" calcext:value-type="string">
            <text:p>Feigi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athematics Level 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reza.neocleous@glasgow.ac.uk</text:p>
          </table:table-cell>
          <table:table-cell table:style-name="ce7" office:value-type="string" calcext:value-type="string">
            <text:p>Tereza</text:p>
          </table:table-cell>
          <table:table-cell table:style-name="ce7" office:value-type="string" calcext:value-type="string">
            <text:p>Neocleou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Statistics Level 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ncent.macaulay@glasgow.ac.uk</text:p>
          </table:table-cell>
          <table:table-cell table:style-name="ce7" office:value-type="string" calcext:value-type="string">
            <text:p>Vincent</text:p>
          </table:table-cell>
          <table:table-cell table:style-name="ce7" office:value-type="string" calcext:value-type="string">
            <text:p>Macaulay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Statistics Level 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uncan.Lee@glasgow.ac.uk</text:p>
          </table:table-cell>
          <table:table-cell table:style-name="ce7" office:value-type="string" calcext:value-type="string">
            <text:p>Duncan</text:p>
          </table:table-cell>
          <table:table-cell table:style-name="ce7" office:value-type="string" calcext:value-type="string">
            <text:p>Lee</text:p>
          </table:table-cell>
          <table:table-cell table:style-name="ce7" office:value-type="string" calcext:value-type="string">
            <text:p>Professor</text:p>
          </table:table-cell>
          <table:table-cell table:style-name="ce7" office:value-type="string" calcext:value-type="string">
            <text:p>Head of Statistics Level 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aibhav.Gadre@glasgow.ac.uk</text:p>
          </table:table-cell>
          <table:table-cell table:style-name="ce7" office:value-type="string" calcext:value-type="string">
            <text:p>Vaibhav</text:p>
          </table:table-cell>
          <table:table-cell table:style-name="ce7" office:value-type="string" calcext:value-type="string">
            <text:p>Gadr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athematics Msci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uline.Galloway@glasgow.ac.uk</text:p>
          </table:table-cell>
          <table:table-cell table:style-name="ce7" office:value-type="string" calcext:value-type="string">
            <text:p>Pauline</text:p>
          </table:table-cell>
          <table:table-cell table:style-name="ce7" office:value-type="string" calcext:value-type="string">
            <text:p>Galloway</text:p>
          </table:table-cell>
          <table:table-cell table:style-name="ce7" office:value-type="string" calcext:value-type="string">
            <text:p>Miss</text:p>
          </table:table-cell>
          <table:table-cell table:style-name="ce7" office:value-type="string" calcext:value-type="string">
            <text:p>Mathematics Level 2 Administrator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ing" table:style-name="ta1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Helen.Border@glasgow.ac.uk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Computing Science administrator for levels 1 &amp;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Gail.Reat@glasgow.ac.uk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Reat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Computing Science administrator for levels 3-5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Fore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ole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sarah.croke@glasgow.ac.uk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rok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1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Daria.Sokhan@glasgow.ac.uk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Sokha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2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Donald.MacLaren@glasgow.ac.uk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acLare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3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string" calcext:value-type="string">
            <text:p>Val.O'Shea@glasgow.ac.uk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O’Shea</text:p>
          </table:table-cell>
          <table:table-cell table:style-name="ce4" office:value-type="string" calcext:value-type="string">
            <text:p>Professor</text:p>
          </table:table-cell>
          <table:table-cell table:style-name="ce4" office:value-type="string" calcext:value-type="string">
            <text:p>Exploring the Cosmo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David.J.Hamilton@glasgow.ac.u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4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string" calcext:value-type="string">
            <text:p>Douglas.MacGregor@glasgow.ac.uk</text:p>
          </table:table-cell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MacGregor</text:p>
          </table:table-cell>
          <table:table-cell table:style-name="ce4" office:value-type="string" calcext:value-type="string">
            <text:p>Professor</text:p>
          </table:table-cell>
          <table:table-cell table:style-name="ce4" office:value-type="string" calcext:value-type="string">
            <text:p>Taught MSc Class 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oph.Englert@glasgow.ac.uk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Engler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Graduate School Convenor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tronomy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Fore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ag.Casey@glasgow.ac.uk</text:p>
          </table:table-cell>
          <table:table-cell office:value-type="string" calcext:value-type="string">
            <text:p>Morag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1 astronomy class 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lan.Diver@glasgow.ac.uk</text:p>
          </table:table-cell>
          <table:table-cell office:value-type="string" calcext:value-type="string">
            <text:p>Decla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Year 2 astronomy class 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ard.Kontar@glasgow.ac.uk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Konta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Year ¾ astronomy Class Head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_Earth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ul.Bishop@glasgow.ac.uk</text:p>
          </table:table-cell>
          <table:table-cell table:style-name="ce7" office:value-type="string" calcext:value-type="string">
            <text:p>Paul</text:p>
          </table:table-cell>
          <table:table-cell table:style-name="ce7" office:value-type="string" calcext:value-type="string">
            <text:p>Bishop</text:p>
          </table:table-cell>
          <table:table-cell table:style-name="ce7" office:value-type="string" calcext:value-type="string">
            <text:p>Professor</text:p>
          </table:table-cell>
          <table:table-cell table:style-name="ce7" office:value-type="string" calcext:value-type="string">
            <text:p>Year 1 geography Class Head and MSc Coordinat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avid.Featherstone@glasgow.ac.uk</text:p>
          </table:table-cell>
          <table:table-cell table:style-name="ce7" office:value-type="string" calcext:value-type="string">
            <text:p>David</text:p>
          </table:table-cell>
          <table:table-cell table:style-name="ce7" office:value-type="string" calcext:value-type="string">
            <text:p>Featherston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2 geography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imon.Naylor@glasgow.ac.uk</text:p>
          </table:table-cell>
          <table:table-cell table:style-name="ce7" office:value-type="string" calcext:value-type="string">
            <text:p>Simon</text:p>
          </table:table-cell>
          <table:table-cell table:style-name="ce7" office:value-type="string" calcext:value-type="string">
            <text:p>Naylo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 geography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hian.Thomas@glasgow.ac.uk</text:p>
          </table:table-cell>
          <table:table-cell table:style-name="ce7" office:value-type="string" calcext:value-type="string">
            <text:p>Rhian</text:p>
          </table:table-cell>
          <table:table-cell table:style-name="ce7" office:value-type="string" calcext:value-type="string">
            <text:p>Thoma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4 geography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Iain.Neill@glasgow.ac.uk</text:p>
          </table:table-cell>
          <table:table-cell table:style-name="ce7" office:value-type="string" calcext:value-type="string">
            <text:p>Iain</text:p>
          </table:table-cell>
          <table:table-cell table:style-name="ce7" office:value-type="string" calcext:value-type="string">
            <text:p>Neill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1 Earth Science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oderick.Brown@glasgow.ac.uk</text:p>
          </table:table-cell>
          <table:table-cell table:style-name="ce7" office:value-type="string" calcext:value-type="string">
            <text:p>Roderick</text:p>
          </table:table-cell>
          <table:table-cell table:style-name="ce7" office:value-type="string" calcext:value-type="string">
            <text:p>Brown</text:p>
          </table:table-cell>
          <table:table-cell table:style-name="ce7" office:value-type="string" calcext:value-type="string">
            <text:p>Professor</text:p>
          </table:table-cell>
          <table:table-cell table:style-name="ce7" office:value-type="string" calcext:value-type="string">
            <text:p>Year 2 Earth Science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istina.Persano@glasgow.ac.uk</text:p>
          </table:table-cell>
          <table:table-cell table:style-name="ce7" office:value-type="string" calcext:value-type="string">
            <text:p>Cristina</text:p>
          </table:table-cell>
          <table:table-cell table:style-name="ce7" office:value-type="string" calcext:value-type="string">
            <text:p>Persano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/4 Earth Science Class Head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ychology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mily.nordmann@glasgow.ac.uk</text:p>
          </table:table-cell>
          <table:table-cell table:style-name="ce7" office:value-type="string" calcext:value-type="string">
            <text:p>Emily</text:p>
          </table:table-cell>
          <table:table-cell table:style-name="ce7" office:value-type="string" calcext:value-type="string">
            <text:p>Nordman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1 Cours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ilip.mcaleer@glasgow.ac.uk</text:p>
          </table:table-cell>
          <table:table-cell table:style-name="ce7" office:value-type="string" calcext:value-type="string">
            <text:p>Philip</text:p>
          </table:table-cell>
          <table:table-cell table:style-name="ce7" office:value-type="string" calcext:value-type="string">
            <text:p>McAlee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2 Cours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orna.morrow@glasgow.ac.uk</text:p>
          </table:table-cell>
          <table:table-cell table:style-name="ce7" office:value-type="string" calcext:value-type="string">
            <text:p>Lorna</text:p>
          </table:table-cell>
          <table:table-cell table:style-name="ce7" office:value-type="string" calcext:value-type="string">
            <text:p>Morrow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 Psychology Studies Programm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gene.dawydiak@glasgow.ac.uk</text:p>
          </table:table-cell>
          <table:table-cell table:style-name="ce7" office:value-type="string" calcext:value-type="string">
            <text:p>Eugene</text:p>
          </table:table-cell>
          <table:table-cell table:style-name="ce7" office:value-type="string" calcext:value-type="string">
            <text:p>Dawydiak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 Psychology Programm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heather.woods@glasgow.ac.uk" xlink:type="simple">heather.woods@glasgow.ac.uk</text:a></text:p>
          </table:table-cell>
          <table:table-cell table:style-name="ce7" office:value-type="string" calcext:value-type="string">
            <text:p>Heather</text:p>
          </table:table-cell>
          <table:table-cell table:style-name="ce7" office:value-type="string" calcext:value-type="string">
            <text:p>Wood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4 Pscyhology Programm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Martin.Lages@glasgow.ac.uk" xlink:type="simple">Martin.Lages@glasgow.ac.uk</text:a></text:p>
          </table:table-cell>
          <table:table-cell table:style-name="ce7" office:value-type="string" calcext:value-type="string">
            <text:p>Martin</text:p>
          </table:table-cell>
          <table:table-cell table:style-name="ce7" office:value-type="string" calcext:value-type="string">
            <text:p>Lage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MSc Psychology Programme Lead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sness" table:style-name="ta1">
        <table:table-column table:style-name="co1" table:number-columns-repeated="1024" table:default-cell-style-name="Default"/>
        <table:table-row table:style-name="ro1"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Forename</text:p>
          </table:table-cell>
          <table:table-cell table:style-name="ce15" office:value-type="string" calcext:value-type="string">
            <text:p>Surname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e.cairns@glasgow.ac.uk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Accounting and Finance Level 1+2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nn.borges@glasgow.ac.uk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Borges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Accounting and Finance Honours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ire.Cameron@glasgow.ac.uk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usiness &amp; Managment Level 1-3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isse.McLaren@glasgow.ac.uk</text:p>
          </table:table-cell>
          <table:table-cell office:value-type="string" calcext:value-type="string">
            <text:p>Cherisse</text:p>
          </table:table-cell>
          <table:table-cell office:value-type="string" calcext:value-type="string">
            <text:p>McLare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usiness &amp; Managment Honours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iannis.Vailakis@glasgow.ac.uk</text:p>
          </table:table-cell>
          <table:table-cell office:value-type="string" calcext:value-type="string">
            <text:p>Yiannis</text:p>
          </table:table-cell>
          <table:table-cell office:value-type="string" calcext:value-type="string">
            <text:p>Vailaki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Level 1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ele.Lombardi@glasgow.ac.uk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ombardi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Level 2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.Pocher@glsagow.ac.u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che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Level 3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ya.Wilson@glasgow.ac.uk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Junior Honours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nya.Cheng@glasgow.ac.uk</text:p>
          </table:table-cell>
          <table:table-cell office:value-type="string" calcext:value-type="string">
            <text:p>Wenya</text:p>
          </table:table-cell>
          <table:table-cell office:value-type="string" calcext:value-type="string">
            <text:p>Cheng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Senior Honours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rsten.Kininmonth@glasgow.ac.uk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Kininmonth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Accounting &amp; Finance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mmyla.Naeem@glasgow.ac.uk</text:p>
          </table:table-cell>
          <table:table-cell office:value-type="string" calcext:value-type="string">
            <text:p>Shammyla</text:p>
          </table:table-cell>
          <table:table-cell office:value-type="string" calcext:value-type="string">
            <text:p>Naemm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Accounting &amp; Finance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ele.battisti@glasgow.ac.uk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Battisti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Postgraduate Convenor for GC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na.spaliara@glasgow.ac.uk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paliara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Postgraduate Convenor for GCEF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on.Gibb@glasgow.ac.uk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Gibb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Management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herine.howes@glasgow.ac.u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How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ecialist Management Postgraduate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ic.Chalmers@glasgow.ac.uk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inancial Technology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ier.yanezarenas@glasgow.ac.uk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Yanez Arena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BA Postgraduate Dir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ona.Blanes@glasgow.ac.uk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Blane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GB Postgraduate Dir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k.Quinn@glasgow.ac.uk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rofessional Pathways Postgraduate Dir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ugene.Nazarovs@glasgow.ac.uk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Nazarovs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es Postgraduate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ture.Wickramasinghe@glasgow.ac.uk</text:p>
          </table:table-cell>
          <table:table-cell office:value-type="string" calcext:value-type="string">
            <text:p>Danture</text:p>
          </table:table-cell>
          <table:table-cell office:value-type="string" calcext:value-type="string">
            <text:p>Wickramasinh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ccounting &amp; Finance Postgraduate Research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sca.Flamini@glasgow.ac.uk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Flamini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Postgraduate Research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na.Dudau@glasgow.ac.uk</text:p>
          </table:table-cell>
          <table:table-cell office:value-type="string" calcext:value-type="string">
            <text:p>Adina</text:p>
          </table:table-cell>
          <table:table-cell office:value-type="string" calcext:value-type="string">
            <text:p>Dudau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anagement Postgraduate Research Convenor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ieties" table:style-name="ta1"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Fore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ofGPhDSociety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ters</text:p>
          </table:table-cell>
          <table:table-cell/>
          <table:table-cell office:value-type="string" calcext:value-type="string">
            <text:p>President of the PhD Socie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roboticssociety@gmail.com</text:p>
          </table:table-cell>
          <table:table-cell/>
          <table:table-cell office:value-type="string" calcext:value-type="string">
            <text:p>Members of the Robotics Society</text:p>
          </table:table-cell>
          <table:table-cell/>
          <table:table-cell office:value-type="string" calcext:value-type="string">
            <text:p>Members of the Robotics Socie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@gues.org.uk</text:p>
          </table:table-cell>
          <table:table-cell/>
          <table:table-cell office:value-type="string" calcext:value-type="string">
            <text:p>Members of the Engineering Society</text:p>
          </table:table-cell>
          <table:table-cell/>
          <table:table-cell office:value-type="string" calcext:value-type="string">
            <text:p>Members of the Engineering Socie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.cowan.1@research.gla.ac.uk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Glasgow Women in Physics Conve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s-philsoc@glasgow.ac.uk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ulis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resident of PhilS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devsoc@gmail.co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resident of GUD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witch@gmail.com</text:p>
          </table:table-cell>
          <table:table-cell/>
          <table:table-cell office:value-type="string" calcext:value-type="string">
            <text:p>Members of GU Switch</text:p>
          </table:table-cell>
          <table:table-cell/>
          <table:table-cell office:value-type="string" calcext:value-type="string">
            <text:p>Members of GU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techsoc@gmail.com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resident of G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-ugracing@glasgow.ac.uk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eill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m Principal of UG 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l@glahyperloop.com</text:p>
          </table:table-cell>
          <table:table-cell/>
          <table:table-cell office:value-type="string" calcext:value-type="string">
            <text:p>Members of the Hyperloop Society</text:p>
          </table:table-cell>
          <table:table-cell/>
          <table:table-cell office:value-type="string" calcext:value-type="string">
            <text:p>Members of the Hyperloop Society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1:12:21.926522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1:48:04.777082370</meta:creation-date>
    <dc:date>2019-12-27T11:38:51.061483006</dc:date>
    <meta:editing-duration>P1DT1H26M24S</meta:editing-duration>
    <meta:editing-cycles>53</meta:editing-cycles>
    <meta:generator>LibreOffice/6.2.8.2$Linux_X86_64 LibreOffice_project/20$Build-2</meta:generator>
    <meta:document-statistic meta:table-count="11" meta:cell-count="451" meta:object-count="0"/>
  </office:meta>
</office:document-meta>
</file>